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draw:stroke="dash" draw:stroke-dash="Fine_20_Dashed"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fill="solid" draw:fill-color="#0000ff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svg:stroke-width="0.4cm" draw:marker-start-width="0.9cm" draw:marker-end-width="0.9cm" draw:fill="solid" draw:fill-color="#008000" draw:textarea-horizontal-align="center" draw:textarea-vertical-align="middle" fo:padding-top="0.325cm" fo:padding-bottom="0.325cm" fo:padding-left="0.45cm" fo:padding-right="0.45cm"/>
    </style:style>
    <style:style style:name="gr5" style:family="graphic" style:parent-style-name="standard">
      <style:graphic-properties svg:stroke-width="1cm" draw:marker-start-width="1.8cm" draw:marker-end-width="1.8cm" draw:fill="none" draw:fill-color="#800000" draw:textarea-horizontal-align="center" draw:textarea-vertical-align="middle" fo:padding-top="0.625cm" fo:padding-bottom="0.625cm" fo:padding-left="0.75cm" fo:padding-right="0.75cm"/>
    </style:style>
    <style:style style:name="gr6" style:family="graphic" style:parent-style-name="standard">
      <style:graphic-properties draw:fill-color="#000000" draw:textarea-horizontal-align="center" draw:textarea-vertical-align="middle"/>
    </style:style>
    <style:style style:name="gr7" style:family="graphic" style:parent-style-name="standard">
      <style:graphic-properties svg:stroke-width="0.5cm" draw:marker-start-width="1.05cm" draw:marker-end-width="1.05cm" draw:textarea-horizontal-align="center" draw:textarea-vertical-align="middle" fo:padding-top="0.375cm" fo:padding-bottom="0.375cm" fo:padding-left="0.5cm" fo:padding-right="0.5cm"/>
    </style:style>
    <style:style style:name="gr8" style:family="graphic" style:parent-style-name="standard">
      <style:graphic-properties svg:stroke-width="0.4cm" draw:marker-start-width="0.9cm" draw:marker-end-width="0.9cm" draw:textarea-horizontal-align="center" draw:textarea-vertical-align="middle" fo:padding-top="0.325cm" fo:padding-bottom="0.325cm" fo:padding-left="0.45cm" fo:padding-right="0.45cm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g>
          <draw:line draw:style-name="gr1" draw:text-style-name="P1" draw:layer="layout" svg:x1="6.5cm" svg:y1="10.5cm" svg:x2="11cm" svg:y2="10.5cm">
            <text:p/>
          </draw:line>
          <draw:line draw:style-name="gr2" draw:text-style-name="P1" draw:layer="layout" svg:x1="6.5cm" svg:y1="11.5cm" svg:x2="11cm" svg:y2="11.5cm">
            <text:p/>
          </draw:line>
          <draw:line draw:style-name="gr1" draw:text-style-name="P1" draw:layer="layout" svg:x1="6.5cm" svg:y1="12.5cm" svg:x2="11cm" svg:y2="12.5cm">
            <text:p/>
          </draw:line>
        </draw:g>
      </draw:page>
      <draw:page draw:name="page2" draw:style-name="dp1" draw:master-page-name="Default">
        <draw:g>
          <draw:polygon draw:style-name="gr3" draw:text-style-name="P1" draw:layer="layout" svg:width="0cm" svg:height="0cm" svg:x="10.298cm" svg:y="17.236cm" svg:viewBox="0 0 0 0" draw:points="0,0">
            <text:p/>
          </draw:polygon>
          <draw:polygon draw:style-name="gr3" draw:text-style-name="P1" draw:layer="layout" svg:width="0cm" svg:height="0cm" svg:x="15.999cm" svg:y="13.842cm" svg:viewBox="0 0 0 0" draw:points="0,0">
            <text:p/>
          </draw:polygon>
          <draw:polygon draw:style-name="gr3" draw:text-style-name="P1" draw:layer="layout" svg:width="0cm" svg:height="0cm" svg:x="10.299cm" svg:y="13.843cm" svg:viewBox="0 0 0 0" draw:points="0,0">
            <text:p/>
          </draw:polygon>
          <draw:polygon draw:style-name="gr3" draw:text-style-name="P1" draw:layer="layout" svg:width="0cm" svg:height="0cm" svg:x="16cm" svg:y="17.237cm" svg:viewBox="0 0 0 0" draw:points="0,0">
            <text:p/>
          </draw:polygon>
          <draw:polygon draw:style-name="gr4" draw:text-style-name="P1" draw:layer="layout" svg:width="10.999cm" svg:height="15.499cm" svg:x="7cm" svg:y="7.5cm" svg:viewBox="0 0 11000 15500" draw:points="0,15500 0,3000 3000,2000 8000,2000 9500,0 11000,0 11000,2000 11000,15500">
            <text:p/>
          </draw:polygon>
          <draw:polyline draw:style-name="gr4" draw:text-style-name="P1" draw:layer="layout" svg:width="6.784cm" svg:height="1.602cm" draw:transform="rotate (0.231081592964049) translate (9.63279706047019cm 7.93932398668576cm)" svg:viewBox="0 0 6785 1603" draw:points="0,1603 1918,0 6785,1145">
            <text:p/>
          </draw:polyline>
          <draw:polygon draw:style-name="gr4" draw:text-style-name="P1" draw:layer="layout" svg:width="2.692cm" svg:height="0.927cm" draw:transform="rotate (0.380481776934764) translate (6.99997540133533cm 9.4999384989509cm)" svg:viewBox="0 0 2693 928" draw:points="0,0 743,836 2321,928 2693,0">
            <text:p/>
          </draw:polygon>
          <draw:polyline draw:style-name="gr4" draw:text-style-name="P1" draw:layer="layout" svg:width="12.197cm" svg:height="11.309cm" draw:transform="rotate (-0.996408469963563) translate (13.9336161661153cm 8.30707897243716cm)" svg:viewBox="0 0 12198 11310" draw:points="0,5877 3605,5828 5235,3309 3803,0 5235,3309 9013,5754 7383,8273 3605,5828 7383,8273 8395,11310 7383,8273 9013,5754 12198,5433">
            <text:p/>
          </draw:polyline>
        </draw:g>
      </draw:page>
      <draw:page draw:name="page3" draw:style-name="dp1" draw:master-page-name="Default">
        <draw:rect draw:style-name="gr5" draw:text-style-name="P1" draw:layer="layout" svg:width="9cm" svg:height="4.5cm" svg:x="2.565cm" svg:y="6.5cm" draw:corner-radius="1cm">
          <text:p/>
        </draw:rect>
        <draw:rect draw:style-name="gr6" draw:text-style-name="P1" draw:layer="layout" svg:width="9cm" svg:height="10cm" svg:x="2.565cm" svg:y="11cm">
          <text:p/>
        </draw:rect>
        <draw:path draw:style-name="gr7" draw:text-style-name="P1" draw:layer="layout" svg:width="5.533cm" svg:height="12.002cm" svg:x="11.065cm" svg:y="7.5cm" svg:viewBox="0 0 5534 12003" svg:d="m0 5500c0 0 1494-434 2000 0 1664 1427-1678 6634 1000 6500s3071-6039 1935-9000c-253-660-3500-3000-3500-3000">
          <text:p/>
        </draw:path>
        <draw:path draw:style-name="gr8" draw:text-style-name="P1" draw:layer="layout" svg:width="2.617cm" svg:height="1.515cm" draw:transform="rotate (-0.588001424996891) translate (14cm 8.5cm)" svg:viewBox="0 0 2618 1516" svg:d="m0 0c693 1941 1925 1986 2618 322">
          <text:p/>
        </draw:path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4-12T11:26:33.22</meta:creation-date>
    <dc:date>2011-12-02T00:02:48</dc:date>
    <meta:editing-duration>PT2H32M13S</meta:editing-duration>
    <meta:editing-cycles>6</meta:editing-cycles>
    <meta:generator>LibreOffice/3.4$Linux LibreOffice_project/340m1$Build-402</meta:generator>
    <dc:creator>gpb </dc:creator>
    <meta:document-statistic meta:object-count="17"/>
  </office:meta>
</office:document-meta>
</file>